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5.145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5.4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0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4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2016-11-12 Comparison of held JSF @ViewScoped bean references by bean type and navigation type (Webel IT Australia)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Server: Glassfish4.1.1 or Payara41 with Mojarra-2.2.8-18 as javax.faces.jar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Technology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Bean type</text:p>
          </table:table-cell>
          <table:table-cell table:style-name="ce3" office:value-type="string">
            <text:p>Scope</text:p>
          </table:table-cell>
          <table:table-cell table:style-name="ce3" office:value-type="string">
            <text:p>Navigation</text:p>
          </table:table-cell>
          <table:table-cell table:style-name="ce3" office:value-type="string">
            <text:p>@PreDestroy</text:p>
          </table:table-cell>
          <table:table-cell table:style-name="ce3" office:value-type="string">
            <text:p>GC</text:p>
          </table:table-cell>
          <table:table-cell table:style-name="ce3" office:value-type="string">
            <text:p>Remark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JSF2.0</text:p>
          </table:table-cell>
          <table:table-cell office:value-type="string">
            <text:p>(Mojarra-2.2.8-18)</text:p>
          </table:table-cell>
          <table:table-cell office:value-type="string">
            <text:p>javax.faces.bean.ManagedBean</text:p>
          </table:table-cell>
          <table:table-cell office:value-type="string">
            <text:p>javax.faces.bean.ViewScope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GET: h:outputLink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GET: h:link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GET: h:link (redirect)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GET: HTML &lt;a&gt;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:commandButton: action method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:commandButton: action string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:commandButton: null</text:p>
          </table:table-cell>
          <table:table-cell table:number-columns-repeated="2" table:style-name="ce6" office:value-type="string">
            <text:p>n/a</text:p>
          </table:table-cell>
          <table:table-cell table:style-name="ce6" office:value-type="string">
            <text:p>no new bea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browser reload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>
            <text:p>JSF2.2</text:p>
          </table:table-cell>
          <table:table-cell office:value-type="string">
            <text:p>Mojarra-2.2.8-18</text:p>
          </table:table-cell>
          <table:table-cell office:value-type="string">
            <text:p>javax.inject.Named</text:p>
          </table:table-cell>
          <table:table-cell office:value-type="string">
            <text:p>javax.faces.view.ViewScope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formula="of:=[.E7]" office:value-type="string" office:string-value="GET: h:outputLink">
            <text:p>GET: h:outputLink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8]" office:value-type="string" office:string-value="GET: h:link">
            <text:p>GET: h:link</text:p>
          </table:table-cell>
          <table:table-cell table:style-name="ce4" office:value-type="string">
            <text:p>no</text:p>
          </table:table-cell>
          <table:table-cell table:style-name="Default"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9]" office:value-type="string" office:string-value="GET: h:link (redirect)">
            <text:p>GET: h:link (redirect)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0]" office:value-type="string" office:string-value="GET: HTML &lt;a&gt;">
            <text:p>GET: HTML &lt;a&gt;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1]" office:value-type="string" office:string-value="h:commandButton: action method">
            <text:p>h:commandButton: action metho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2]" office:value-type="string" office:string-value="h:commandButton: action string">
            <text:p>h:commandButton: action string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3]" office:value-type="string" office:string-value="h:commandButton: null">
            <text:p>h:commandButton: null</text:p>
          </table:table-cell>
          <table:table-cell table:number-columns-repeated="2" table:style-name="ce6" office:value-type="string">
            <text:p>n/a</text:p>
          </table:table-cell>
          <table:table-cell table:style-name="ce6" table:formula="of:=[.H13]" office:value-type="string" office:string-value="no new bean">
            <text:p>no new bean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E14]" office:value-type="string" office:string-value="browser reload">
            <text:p>browser reloa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>
            <text:p>OmniFaces</text:p>
          </table:table-cell>
          <table:table-cell office:value-type="string">
            <text:p>OmniFaces-2.5.1</text:p>
          </table:table-cell>
          <table:table-cell table:formula="of:=[.C15]" office:value-type="string" office:string-value="javax.inject.Named">
            <text:p>javax.inject.Named</text:p>
          </table:table-cell>
          <table:table-cell office:value-type="string">
            <text:p>org.omnifaces.cdi.ViewScope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formula="of:=[.E16]" office:value-type="string" office:string-value="GET: h:outputLink">
            <text:p>GET: h:outputLink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7]" office:value-type="string" office:string-value="GET: h:link">
            <text:p>GET: h:link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]" office:value-type="string" office:string-value="GET: h:link (redirect)">
            <text:p>GET: h:link (redirect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]" office:value-type="string" office:string-value="GET: HTML &lt;a&gt;">
            <text:p>GET: HTML &lt;a&gt;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]" office:value-type="string" office:string-value="h:commandButton: action method">
            <text:p>h:commandButton: action metho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]" office:value-type="string" office:string-value="h:commandButton: action string">
            <text:p>h:commandButton: action string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]" office:value-type="string" office:string-value="h:commandButton: null">
            <text:p>h:commandButton: null</text:p>
          </table:table-cell>
          <table:table-cell table:number-columns-repeated="2" table:style-name="ce6" office:value-type="string">
            <text:p>n/a</text:p>
          </table:table-cell>
          <table:table-cell table:style-name="ce6" table:formula="of:=[.H22]" office:value-type="string" office:string-value="no new bean">
            <text:p>no new bean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E23]" office:value-type="string" office:string-value="browser reload">
            <text:p>browser reloa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2/11/2016</text:date>, <text:time>21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en Kelly</meta:initial-creator>
    <meta:creation-date>2016-11-12T20:47:38</meta:creation-date>
    <meta:generator>OpenOffice/4.1.3$Unix OpenOffice.org_project/413m1$Build-9783</meta:generator>
    <dc:date>2016-11-12T21:20:32</dc:date>
    <dc:creator>Darren Kelly</dc:creator>
    <meta:editing-duration>PT32M54S</meta:editing-duration>
    <meta:editing-cycles>25</meta:editing-cycles>
    <meta:document-statistic meta:table-count="3" meta:cell-count="97" meta:object-count="0"/>
  </office:meta>
</office:document-meta>
</file>